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color="#000000" style:font-name="Times New Roman" fo:font-size="12pt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nexe au compte rendu d’activités</text:p>
      <text:p text:style-name="P7">de Michaël Ory</text:p>
      <text:p text:style-name="P7">du 02/04/2013 au 30/04/2013</text:p>
      <text:p text:style-name="P1"/>
      <text:p text:style-name="P1"/>
      <text:p text:style-name="P4"/>
      <text:p text:style-name="P2">Projection</text:p>
      <text:p text:style-name="P5">Amélioration de l'algorithme de calcul des projections grâce à la mise en place d'un nouvel ittérateur : <text:span text:style-name="T1">CartesianIterator.</text:span></text:p>
      <text:p text:style-name="P5"/>
      <text:p text:style-name="P6">Automatic and Fulshable</text:p>
      <text:p text:style-name="P3">Conception et implémentation de la notion de Generic automatique:</text:p>
      <text:p text:style-name="P3">Un Generic Automatic est un Generic qui n'a pas été créé directement par l'utilisateur.</text:p>
      <text:p text:style-name="P3"/>
      <text:p text:style-name="P5"><text:span text:style-name="T2">Exemple </text:span><text:span text:style-name="T4">Lorsque un utilisateur crée un attribut power pour le type vehicle le système crée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g text:anchor-type="char" draw:z-index="0" draw:style-name="gr1"><draw:custom-shape draw:style-name="gr2" svg:width="0.205cm" svg:height="1.331cm" svg:x="2.38cm" svg:y="0.741cm"><text:p/><draw:enhanced-geometry svg:viewBox="0 0 21600 21600" draw:extrusion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" svg:width="1.507cm" svg:height="0.184cm" svg:x="3.011cm" svg:y="2.2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style-name="gr3"><draw:custom-shape draw:style-name="gr2" svg:width="1.507cm" svg:height="0.184cm" svg:x="3.011cm" svg:y="0.3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style-name="gr3"><draw:rect draw:style-name="gr4" draw:text-style-name="P14" svg:width="1.482cm" svg:height="0.671cm" svg:x="4.518cm" svg:y="0.182cm"><text:p text:style-name="P14">Power</text:p></draw:rect><draw:g draw:style-name="gr3"><draw:rect draw:style-name="gr4" draw:text-style-name="P14" svg:width="1.482cm" svg:height="0.671cm" svg:x="1.669cm" svg:y="2.071cm"><text:p text:style-name="P14">Vehicle</text:p></draw:rect><draw:rect draw:style-name="gr4" draw:text-style-name="P14" svg:width="1.482cm" svg:height="0.671cm" svg:x="1.646cm" svg:y="0.18cm"><text:p text:style-name="P14">Engine</text:p></draw:rect><draw:rect draw:style-name="gr4" draw:text-style-name="P15" svg:width="1.482cm" svg:height="0.671cm" svg:x="4.38cm" svg:y="1.99cm"><text:p text:style-name="P14"><text:span text:style-name="T3">powVeh</text:span></text:p></draw:rect><draw:custom-shape draw:style-name="gr2" svg:width="0.205cm" svg:height="1.331cm" svg:x="5.107cm" svg:y="0.7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/draw:g></draw:g></text:p>
          </table:table-cell>
          <table:table-cell table:style-name="Tableau1.A1" office:value-type="string">
            <text:p text:style-name="P9"/>
            <text:p text:style-name="P9">L'attribut crée par l'utilisateur est le Generic « nommé <text:span text:style-name="T3">powVeh » </text:span><text:span text:style-name="T4">(nommé pour aider à la compréhension du shéma). Le Generic Power a été crée par le système pour représenter le type Power.</text:span></text:p>
          </table:table-cell>
        </table:table-row>
      </table:table>
      <text:p text:style-name="P5"/>
      <text:p text:style-name="P5">Il y a d'autre cas d'utilisation ou des Generic automatiques notamment lors de la projection.</text:p>
      <text:p text:style-name="P5">Certains des nœuds automatiques sont calculables et donc nous n'avons pas besoins de les stocker.</text:p>
      <text:p text:style-name="P5">Afin de déterminer si un nœud doit être stocké (flushable), j'ai crée la méthode isFlushable.</text:p>
      <text:p text:style-name="P5"/>
      <text:p text:style-name="P5">Le principe est que tout nœud automatique qui a au moins une dépendance non automatique est flushable.</text:p>
      <text:p text:style-name="P5"/>
      <text:p text:style-name="P5">Afin de vérifier qu'aucun nœud non flushable est comité dans l'Engin, j'ai conçu et implémenté la contrainte FlushableConstraint.</text:p>
      <text:p text:style-name="P5"/>
      <text:p text:style-name="P6">SizeConstraint</text:p>
      <text:p text:style-name="P5">Conception et implémentation de la contrainte de taille. Cette dernière permet de contraindre par exemple le nombre de lien d'une relation.</text:p>
      <text:p text:style-name="P5"/>
      <text:p text:style-name="P6">Specialize Generic</text:p>
      <text:p text:style-name="P5">Actuellement Generic System est un système non comportemental, mon objectif a été d'ouvrir la cette fonctionnalité.</text:p>
      <text:p text:style-name="P5">Evolution du système d’annotation et de la factory de Generic System.</text:p>
      <text:p text:style-name="P5"/>
      <text:p text:style-name="P5">Mise en place d'un gestionnaire de fichier grâce au système comportemental.</text:p>
      <text:p text:style-name="P5"/>
      <text:p text:style-name="P6">MyAdmin</text:p>
      <text:p text:style-name="P5">Conception et implémentation de l'application web d’administration de Generic System :</text:p>
      <text:list xml:id="list1469643536" text:style-name="L2">
        <text:list-item>
          <text:p text:style-name="P13">persistance des xhtml dans Generic System</text:p>
        </text:list-item>
        <text:list-item>
          <text:p text:style-name="P13">implémentation du module (FileSystemBean) de modification en live des xhtml</text:p>
        </text:list-item>
      </text:list>
      <text:p text:style-name="P5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06-03T11:56:25</dc:date>
    <meta:editing-duration>P2DT8H51M11S</meta:editing-duration>
    <meta:editing-cycles>66</meta:editing-cycles>
    <meta:generator>LibreOffice/3.5$Linux_X86_64 LibreOffice_project/350m1$Build-2</meta:generator>
    <meta:print-date>2013-02-18T15:51:21</meta:print-date>
    <meta:document-statistic meta:table-count="1" meta:image-count="0" meta:object-count="0" meta:page-count="1" meta:paragraph-count="25" meta:word-count="277" meta:character-count="1816" meta:non-whitespace-character-count="1566"/>
  </office:meta>
</office:document-meta>
</file>